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2.2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0"/>
    <style:style style:name="ce6" style:family="table-cell" style:parent-style-name="Default" style:data-style-name="N111">
      <style:table-cell-properties style:text-align-source="fix" style:repeat-content="false"/>
      <style:paragraph-properties fo:text-align="start" fo:margin-left="1.058cm"/>
    </style:style>
    <style:style style:name="ce7" style:family="table-cell" style:parent-style-name="Default" style:data-style-name="N111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11">
      <style:text-properties fo:color="#ffcc00"/>
    </style:style>
    <style:style style:name="ce15" style:family="table-cell" style:parent-style-name="Default" style:data-style-name="N112">
      <style:text-properties fo:color="#579d1c"/>
    </style:style>
    <style:style style:name="ce16" style:family="table-cell" style:parent-style-name="Default" style:data-style-name="N112">
      <style:text-properties fo:color="#ffcc00"/>
    </style:style>
    <style:style style:name="ce17" style:family="table-cell" style:parent-style-name="Default" style:data-style-name="N112">
      <style:text-properties fo:color="#c5000b"/>
    </style:style>
    <style:style style:name="ce18" style:family="table-cell" style:parent-style-name="Default" style:data-style-name="N110">
      <style:text-properties fo:color="#ffcc00"/>
    </style:style>
    <style:style style:name="ce19" style:family="table-cell" style:parent-style-name="Default" style:data-style-name="N11">
      <style:text-properties fo:color="#c5000b"/>
    </style:style>
    <style:style style:name="ce20" style:family="table-cell" style:parent-style-name="Default" style:data-style-name="N110">
      <style:text-properties fo:color="#ff0000"/>
    </style:style>
    <style:style style:name="ce21" style:family="table-cell" style:parent-style-name="Default" style:data-style-name="N111"/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1"/>
        <table:table-column table:style-name="co3" table:default-cell-style-name="ce7"/>
        <table:table-column table:style-name="co3" table:default-cell-style-name="ce14"/>
        <table:table-column table:style-name="co9" table:default-cell-style-name="ce12"/>
        <table:table-column table:style-name="co10" table:default-cell-style-name="ce18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row table:style-name="ro1">
          <table:table-cell office:value-type="string">
            <text:p>Aktie</text:p>
          </table:table-cell>
          <table:table-cell table:style-name="Default" office:value-type="string">
            <text:p>Hale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5" office:value-type="currency" office:currency="GBP" office:value="2.872">
            <text:p>£2,87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6">
            <text:p>6,00%</text:p>
          </table:table-cell>
          <table:table-cell table:style-name="Default"/>
          <table:table-cell table:style-name="ce15" table:formula="of:=[.D20]+[.D19]" office:value-type="currency" office:currency="GBP" office:value="4.90670912032915">
            <text:p>£4,91</text:p>
          </table:table-cell>
          <table:table-cell table:style-name="ce15" table:formula="of:=[.F2]-[.B3]/[.B4]" office:value-type="currency" office:currency="GBP" office:value="3.81891468778097">
            <text:p>£3,82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16">
            <text:p>10,16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75">
            <text:p>7,50%</text:p>
          </table:table-cell>
          <table:table-cell table:style-name="Default"/>
          <table:table-cell table:style-name="ce16" table:formula="of:=[.G19]+[.G20]" office:value-type="currency" office:currency="GBP" office:value="3.7603649208551">
            <text:p>£3,76</text:p>
          </table:table-cell>
          <table:table-cell table:style-name="ce16" table:formula="of:=[.F3]-[.B3]/[.B4]" office:value-type="currency" office:currency="GBP" office:value="2.67257048830692">
            <text:p>£2,67</text:p>
          </table:table-cell>
          <table:table-cell table:style-name="ce12" office:value-type="percentage" office:value="0.6">
            <text:p>60,00%</text:p>
          </table:table-cell>
          <table:table-cell table:style-name="ce21" table:formula="of:=[.H2]*[.G2]+[.H3]*[.G3]+[.G4]*[.H4]" office:value-type="currency" office:currency="GBP" office:value="2.46112919254022">
            <text:p>£2,46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9.34">
            <text:p>9,34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09">
            <text:p>9,00%</text:p>
          </table:table-cell>
          <table:table-cell table:style-name="Default"/>
          <table:table-cell table:style-name="ce17" table:formula="of:=[.J19]+[.J20]" office:value-type="currency" office:currency="GBP" office:value="1.55681424254757">
            <text:p>£1,56</text:p>
          </table:table-cell>
          <table:table-cell table:style-name="ce17" table:formula="of:=[.F4]-[.B3]/[.B4]" office:value-type="currency" office:currency="GBP" office:value="0.46901980999939">
            <text:p>£0,47</text:p>
          </table:table-cell>
          <table:table-cell table:style-name="ce19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6" office:value-type="currency" office:currency="GBP" office:value="0.149">
            <text:p>£0,1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GBP" office:value="0.0745">
            <text:p>£0,07</text:p>
          </table:table-cell>
          <table:table-cell table:style-name="ce8"/>
          <table:table-cell table:formula="of:=[.B8]/(1+[.D2])^(1/4)" office:value-type="currency" office:currency="GBP" office:value="0.073422607945703">
            <text:p>£0,07</text:p>
          </table:table-cell>
          <table:table-cell table:formula="of:=[.B5]/2" office:value-type="currency" office:currency="GBP" office:value="0.0745">
            <text:p>£0,07</text:p>
          </table:table-cell>
          <table:table-cell table:style-name="ce9"/>
          <table:table-cell table:formula="of:=[.E8]/(1+[.D3])^(1/4)" office:value-type="currency" office:currency="GBP" office:value="0.0731651313639404">
            <text:p>£0,07</text:p>
          </table:table-cell>
          <table:table-cell table:formula="of:=[.B5]/2" office:value-type="currency" office:currency="GBP" office:value="0.0745">
            <text:p>£0,07</text:p>
          </table:table-cell>
          <table:table-cell table:style-name="ce10"/>
          <table:table-cell table:formula="of:=[.H8]/(1+[.D4])^(1/4)" office:value-type="currency" office:currency="GBP" office:value="0.0729121069476715">
            <text:p>£0,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GBP" office:value="0.18923">
            <text:p>£0,19</text:p>
          </table:table-cell>
          <table:table-cell office:value-type="percentage" office:value="0.27">
            <text:p>27,00%</text:p>
          </table:table-cell>
          <table:table-cell table:formula="of:=[.B9]/(1+[.$D$2])^[.A9]" office:value-type="currency" office:currency="GBP" office:value="0.178518867924528">
            <text:p>£0,18</text:p>
          </table:table-cell>
          <table:table-cell table:formula="of:=[.B5]*(1+[.F9])" office:value-type="currency" office:currency="GBP" office:value="0.186995">
            <text:p>£0,19</text:p>
          </table:table-cell>
          <table:table-cell office:value-type="percentage" office:value="0.255">
            <text:p>25,50%</text:p>
          </table:table-cell>
          <table:table-cell table:formula="of:=[.E9]/(1+[.$D$3])^[.A9]" office:value-type="currency" office:currency="GBP" office:value="0.173948837209302">
            <text:p>£0,17</text:p>
          </table:table-cell>
          <table:table-cell table:formula="of:=[.B5]*(1+[.I9])" office:value-type="currency" office:currency="GBP" office:value="0.16688">
            <text:p>£0,17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GBP" office:value="0.153100917431193">
            <text:p>£0,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GBP" office:value="0.2119376">
            <text:p>£0,21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GBP" office:value="0.188623709505162">
            <text:p>£0,19</text:p>
          </table:table-cell>
          <table:table-cell table:formula="of:=[.E9]*(1+[.F10])" office:value-type="currency" office:currency="GBP" office:value="0.20382455">
            <text:p>£0,20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GBP" office:value="0.176376030286641">
            <text:p>£0,18</text:p>
          </table:table-cell>
          <table:table-cell table:formula="of:=[.H9]*(1+[.I10])" office:value-type="currency" office:currency="GBP" office:value="0.1768928">
            <text:p>£0,18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GBP" office:value="0.148887130712903">
            <text:p>£0,1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GBP" office:value="0.23313136">
            <text:p>£0,23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GBP" office:value="0.195741585335545">
            <text:p>£0,20</text:p>
          </table:table-cell>
          <table:table-cell table:formula="of:=[.E10]*(1+[.F11])" office:value-type="currency" office:currency="GBP" office:value="0.220130514">
            <text:p>£0,22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GBP" office:value="0.177196383915882">
            <text:p>£0,18</text:p>
          </table:table-cell>
          <table:table-cell table:formula="of:=[.H10]*(1+[.I11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GBP" office:value="0.136593697901746">
            <text:p>£0,1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GBP" office:value="0.2541131824">
            <text:p>£0,25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GBP" office:value="0.201281441524287">
            <text:p>£0,20</text:p>
          </table:table-cell>
          <table:table-cell table:formula="of:=[.E11]*(1+[.F12])" office:value-type="currency" office:currency="GBP" office:value="0.23553964998">
            <text:p>£0,24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GBP" office:value="0.176372214688366">
            <text:p>£0,18</text:p>
          </table:table-cell>
          <table:table-cell table:formula="of:=[.H11]*(1+[.I12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GBP" office:value="0.125315319175914">
            <text:p>£0,1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GBP" office:value="0.274442236992">
            <text:p>£0,27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GBP" office:value="0.205079204571915">
            <text:p>£0,21</text:p>
          </table:table-cell>
          <table:table-cell table:formula="of:=[.E12]*(1+[.F13])" office:value-type="currency" office:currency="GBP" office:value="0.2496720289788">
            <text:p>£0,25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GBP" office:value="0.173911207041552">
            <text:p>£0,17</text:p>
          </table:table-cell>
          <table:table-cell table:formula="of:=[.H12]*(1+[.I13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GBP" office:value="0.114968182730196">
            <text:p>£0,1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GBP" office:value="0.29365319358144">
            <text:p>£0,29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GBP" office:value="0.207013914049009">
            <text:p>£0,21</text:p>
          </table:table-cell>
          <table:table-cell table:formula="of:=[.E13]*(1+[.F14])" office:value-type="currency" office:currency="GBP" office:value="0.26215563042774">
            <text:p>£0,26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GBP" office:value="0.169866760366167">
            <text:p>£0,17</text:p>
          </table:table-cell>
          <table:table-cell table:formula="of:=[.H13]*(1+[.I14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GBP" office:value="0.10547539700018">
            <text:p>£0,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GBP" office:value="0.311272385196326">
            <text:p>£0,31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GBP" office:value="0.207013914049009">
            <text:p>£0,21</text:p>
          </table:table-cell>
          <table:table-cell table:formula="of:=[.E14]*(1+[.F15])" office:value-type="currency" office:currency="GBP" office:value="0.27264185564485">
            <text:p>£0,27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GBP" office:value="0.164336214679826">
            <text:p>£0,16</text:p>
          </table:table-cell>
          <table:table-cell table:formula="of:=[.H14]*(1+[.I15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GBP" office:value="0.09676641926622">
            <text:p>£0,1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GBP" office:value="0.326836004456143">
            <text:p>£0,33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GBP" office:value="0.205060952595716">
            <text:p>£0,21</text:p>
          </table:table-cell>
          <table:table-cell table:formula="of:=[.E15]*(1+[.F16])" office:value-type="currency" office:currency="GBP" office:value="0.278094692757747">
            <text:p>£0,28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GBP" office:value="0.155928315324114">
            <text:p>£0,16</text:p>
          </table:table-cell>
          <table:table-cell table:formula="of:=[.H15]*(1+[.I16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GBP" office:value="0.088776531436899">
            <text:p>£0,0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GBP" office:value="0.339909444634388">
            <text:p>£0,3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GBP" office:value="0.201191878018439">
            <text:p>£0,20</text:p>
          </table:table-cell>
          <table:table-cell table:formula="of:=[.E16]*(1+[.F17])" office:value-type="currency" office:currency="GBP" office:value="0.283656586612902">
            <text:p>£0,28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GBP" office:value="0.147950587563346">
            <text:p>£0,15</text:p>
          </table:table-cell>
          <table:table-cell table:formula="of:=[.H16]*(1+[.I17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GBP" office:value="0.0814463591164211">
            <text:p>£0,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GBP" office:value="0.35010672797342">
            <text:p>£0,35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GBP" office:value="0.1954977682632">
            <text:p>£0,20</text:p>
          </table:table-cell>
          <table:table-cell table:formula="of:=[.E17]*(1+[.F18])" office:value-type="currency" office:currency="GBP" office:value="0.28932971834516">
            <text:p>£0,2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GBP" office:value="0.140381022618244">
            <text:p>£0,14</text:p>
          </table:table-cell>
          <table:table-cell table:formula="of:=[.H17]*(1+[.I18])" office:value-type="currency" office:currency="GBP" office:value="0.1768928">
            <text:p>£0,18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GBP" office:value="0.0747214303820377">
            <text:p>£0,07</text:p>
          </table:table-cell>
        </table:table-row>
        <table:table-row table:style-name="ro1">
          <table:table-cell table:number-columns-repeated="2"/>
          <table:table-cell table:style-name="ce8"/>
          <table:table-cell table:formula="of:=SUM([.D8:.D18])" office:value-type="currency" office:currency="GBP" office:value="2.05844584378251">
            <text:p>£2,06</text:p>
          </table:table-cell>
          <table:table-cell/>
          <table:table-cell table:style-name="ce9"/>
          <table:table-cell table:formula="of:=SUM([.G8:.G18])" office:value-type="currency" office:currency="GBP" office:value="1.72943270505738">
            <text:p>£1,73</text:p>
          </table:table-cell>
          <table:table-cell/>
          <table:table-cell table:style-name="ce10"/>
          <table:table-cell table:formula="of:=SUM([.J8:.J18])" office:value-type="currency" office:currency="GBP" office:value="1.19896349210138">
            <text:p>£1,2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GBP" office:value="5.2516009196013">
            <text:p>£5,25</text:p>
          </table:table-cell>
          <table:table-cell table:style-name="ce8"/>
          <table:table-cell table:formula="of:=[.B20]/(1+[.D2])^([.A18]+1/2)" office:value-type="currency" office:currency="GBP" office:value="2.84826327654664">
            <text:p>£2,85</text:p>
          </table:table-cell>
          <table:table-cell table:formula="of:=[.E18]*[.D5]" office:value-type="currency" office:currency="GBP" office:value="4.33994577517739">
            <text:p>£4,34</text:p>
          </table:table-cell>
          <table:table-cell table:style-name="ce9"/>
          <table:table-cell table:formula="of:=[.E20]/(1+[.D3])^([.A18]+1/2)" office:value-type="currency" office:currency="GBP" office:value="2.03093221579772">
            <text:p>£2,03</text:p>
          </table:table-cell>
          <table:table-cell table:formula="of:=[.H18]*5" office:value-type="currency" office:currency="GBP" office:value="0.884464">
            <text:p>£0,88</text:p>
          </table:table-cell>
          <table:table-cell table:style-name="ce10"/>
          <table:table-cell table:formula="of:=[.H20]/(1+[.D4])^([.A18]+1/2)" office:value-type="currency" office:currency="GBP" office:value="0.35785075044619">
            <text:p>£0,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ga" number:country="IE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ga" number:country="IE">£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.11.2022</text:date>, <text:time>12:2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20T12:29:56.82</dc:date>
    <dc:creator>aaa </dc:creator>
    <meta:editing-duration>P3DT6H38M21S</meta:editing-duration>
    <meta:editing-cycles>60</meta:editing-cycles>
    <meta:generator>OpenOffice/4.1.5$Win32 OpenOffice.org_project/415m1$Build-9789</meta:generator>
    <meta:document-statistic meta:table-count="5" meta:cell-count="687" meta:object-count="0"/>
  </office:meta>
</office:document-meta>
</file>